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scriptiveMessagesWhenTimesXVerificationFailsTest.shouldVerifyActualNumberOfInvocationsLargerThanWant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DescriptiveMessagesWhenTimesXVerificationFailsTest.shouldVerifyActualNumberOfInvocationsSmallerThanWant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